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start" style:justify-single-word="false"/>
      <style:text-properties style:font-name="arial" fo:font-size="15pt" fo:font-weight="bold" officeooo:rsid="001bd8b6" officeooo:paragraph-rsid="001bd8b6"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style:font-name="arial" fo:font-size="15pt" fo:font-weight="bold" officeooo:rsid="001efe49" officeooo:paragraph-rsid="001efe49"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arial" fo:font-size="15pt" fo:font-weight="bold" officeooo:rsid="0020a0c9" officeooo:paragraph-rsid="0025550a"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style:font-name="arial" fo:font-size="15pt" fo:font-weight="bold" officeooo:rsid="0024a43b" officeooo:paragraph-rsid="00287675"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arial" fo:font-size="15pt" fo:font-weight="bold" officeooo:rsid="0026fbdf" officeooo:paragraph-rsid="0026fbdf"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arial" fo:font-size="15pt" fo:font-weight="bold" officeooo:rsid="002b9cc5" officeooo:paragraph-rsid="002b9cc5"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style:font-name="arial" fo:font-size="15pt" fo:font-weight="bold" officeooo:rsid="002c8b75" officeooo:paragraph-rsid="002c8b75"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style:font-name="arial" fo:font-size="15pt" fo:font-weight="bold" officeooo:rsid="002c8b75" officeooo:paragraph-rsid="0033f25d"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style:font-name="arial" fo:font-size="15pt" fo:font-weight="bold" officeooo:rsid="002c8b75" officeooo:paragraph-rsid="003642ce"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style:font-name="arial" fo:font-size="15pt" fo:font-weight="bold" officeooo:rsid="002c8b75" officeooo:paragraph-rsid="00391e2a"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style:font-name="arial" fo:font-size="15pt" fo:font-weight="bold" officeooo:rsid="002c8b75" officeooo:paragraph-rsid="003a0fdb"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style:font-name="arial" fo:font-size="15pt" fo:font-weight="bold" officeooo:rsid="002c8b75" officeooo:paragraph-rsid="0042ca48"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style:font-name="arial" fo:font-size="15pt" fo:font-weight="bold" officeooo:rsid="002c8b75" officeooo:paragraph-rsid="0054ae49" style:font-size-asian="13.1000003814697pt" style:font-weight-asian="bold" style:font-size-complex="15pt" style:font-weight-complex="bold"/>
    </style:style>
    <style:style style:name="P14" style:family="paragraph" style:parent-style-name="Standard">
      <style:paragraph-properties fo:text-align="start" style:justify-single-word="false"/>
      <style:text-properties style:font-name="arial" fo:font-size="15pt" fo:font-weight="bold" officeooo:rsid="002c8b75" officeooo:paragraph-rsid="005a235e"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style:font-name="arial" fo:font-size="15pt" fo:font-weight="bold" officeooo:rsid="0047e005" officeooo:paragraph-rsid="0047e005" style:font-size-asian="13.1000003814697pt" style:font-weight-asian="bold" style:font-size-complex="15pt" style:font-weight-complex="bold"/>
    </style:style>
    <style:style style:name="T1" style:family="text">
      <style:text-properties fo:font-size="12pt" style:font-size-asian="10.5pt" style:font-size-complex="12pt"/>
    </style:style>
    <style:style style:name="T2" style:family="text">
      <style:text-properties fo:font-size="12pt" officeooo:rsid="001efe49" style:font-size-asian="10.5pt" style:font-size-complex="12pt"/>
    </style:style>
    <style:style style:name="T3" style:family="text">
      <style:text-properties fo:font-size="12pt" officeooo:rsid="002e0d45" style:font-size-asian="10.5pt" style:font-size-complex="12pt"/>
    </style:style>
    <style:style style:name="T4" style:family="text">
      <style:text-properties fo:font-size="12pt" officeooo:rsid="002fabd6" style:font-size-asian="10.5pt" style:font-size-complex="12pt"/>
    </style:style>
    <style:style style:name="T5" style:family="text">
      <style:text-properties fo:font-size="12pt" officeooo:rsid="00305a8c" style:font-size-asian="10.5pt" style:font-size-complex="12pt"/>
    </style:style>
    <style:style style:name="T6" style:family="text">
      <style:text-properties fo:font-size="12pt" officeooo:rsid="0042ca48" style:font-size-asian="10.5pt" style:font-size-complex="12pt"/>
    </style:style>
    <style:style style:name="T7" style:family="text">
      <style:text-properties fo:font-size="12pt" officeooo:rsid="004497e2" style:font-size-asian="10.5pt" style:font-size-complex="12pt"/>
    </style:style>
    <style:style style:name="T8" style:family="text">
      <style:text-properties fo:font-size="12pt" officeooo:rsid="0045606d" style:font-size-asian="10.5pt" style:font-size-complex="12pt"/>
    </style:style>
    <style:style style:name="T9" style:family="text">
      <style:text-properties fo:font-size="12pt" officeooo:rsid="004712c1" style:font-size-asian="10.5pt" style:font-size-complex="12pt"/>
    </style:style>
    <style:style style:name="T10" style:family="text">
      <style:text-properties fo:font-size="12pt" officeooo:rsid="00390ea2" style:font-size-asian="10.5pt" style:font-size-complex="12pt"/>
    </style:style>
    <style:style style:name="T11" style:family="text">
      <style:text-properties fo:font-size="12pt" officeooo:rsid="00525704" style:font-size-asian="10.5pt" style:font-size-complex="12pt"/>
    </style:style>
    <style:style style:name="T12" style:family="text">
      <style:text-properties fo:font-size="12pt" officeooo:rsid="0061b4a4" style:font-size-asian="10.5pt" style:font-size-complex="12pt"/>
    </style:style>
    <style:style style:name="T13" style:family="text">
      <style:text-properties fo:font-size="12pt" officeooo:rsid="00632c5d" style:font-size-asian="10.5pt" style:font-size-complex="12pt"/>
    </style:style>
    <style:style style:name="T14" style:family="text">
      <style:text-properties fo:font-size="12pt" officeooo:rsid="0063ffb1" style:font-size-asian="10.5pt" style:font-size-complex="12pt"/>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1c74c7" style:font-size-asian="10.5pt" style:font-weight-asian="normal" style:font-size-complex="12pt" style:font-weight-complex="normal"/>
    </style:style>
    <style:style style:name="T17" style:family="text">
      <style:text-properties fo:font-size="12pt" fo:font-weight="normal" officeooo:rsid="001e4391" style:font-size-asian="10.5pt" style:font-weight-asian="normal" style:font-size-complex="12pt" style:font-weight-complex="normal"/>
    </style:style>
    <style:style style:name="T18" style:family="text">
      <style:text-properties fo:font-size="12pt" fo:font-weight="normal" officeooo:rsid="001e4f06" style:font-size-asian="10.5pt" style:font-weight-asian="normal" style:font-size-complex="12pt" style:font-weight-complex="normal"/>
    </style:style>
    <style:style style:name="T19" style:family="text">
      <style:text-properties fo:font-size="12pt" fo:font-weight="normal" officeooo:rsid="001efe49" style:font-size-asian="10.5pt" style:font-weight-asian="normal" style:font-size-complex="12pt" style:font-weight-complex="normal"/>
    </style:style>
    <style:style style:name="T20" style:family="text">
      <style:text-properties fo:font-size="12pt" fo:font-weight="normal" officeooo:rsid="0022c7f5" style:font-size-asian="10.5pt" style:font-weight-asian="normal" style:font-size-complex="12pt" style:font-weight-complex="normal"/>
    </style:style>
    <style:style style:name="T21" style:family="text">
      <style:text-properties fo:font-size="12pt" fo:font-weight="normal" officeooo:rsid="0024a43b" style:font-size-asian="10.5pt" style:font-weight-asian="normal" style:font-size-complex="12pt" style:font-weight-complex="normal"/>
    </style:style>
    <style:style style:name="T22" style:family="text">
      <style:text-properties fo:font-size="12pt" fo:font-weight="normal" officeooo:rsid="00260c55" style:font-size-asian="10.5pt" style:font-weight-asian="normal" style:font-size-complex="12pt" style:font-weight-complex="normal"/>
    </style:style>
    <style:style style:name="T23" style:family="text">
      <style:text-properties fo:font-size="12pt" fo:font-weight="normal" officeooo:rsid="00287675" style:font-size-asian="10.5pt" style:font-weight-asian="normal" style:font-size-complex="12pt" style:font-weight-complex="normal"/>
    </style:style>
    <style:style style:name="T24" style:family="text">
      <style:text-properties fo:font-size="12pt" fo:font-weight="normal" officeooo:rsid="0029392d" style:font-size-asian="10.5pt" style:font-weight-asian="normal" style:font-size-complex="12pt" style:font-weight-complex="normal"/>
    </style:style>
    <style:style style:name="T25" style:family="text">
      <style:text-properties fo:font-size="12pt" fo:font-weight="normal" officeooo:rsid="002b52d0" style:font-size-asian="10.5pt" style:font-weight-asian="normal" style:font-size-complex="12pt" style:font-weight-complex="normal"/>
    </style:style>
    <style:style style:name="T26" style:family="text">
      <style:text-properties fo:font-size="12pt" fo:font-weight="normal" officeooo:rsid="002c8b75" style:font-size-asian="10.5pt" style:font-weight-asian="normal" style:font-size-complex="12pt" style:font-weight-complex="normal"/>
    </style:style>
    <style:style style:name="T27" style:family="text">
      <style:text-properties fo:font-size="12pt" fo:font-weight="normal" officeooo:rsid="002e0d45" style:font-size-asian="10.5pt" style:font-weight-asian="normal" style:font-size-complex="12pt" style:font-weight-complex="normal"/>
    </style:style>
    <style:style style:name="T28" style:family="text">
      <style:text-properties fo:font-size="12pt" fo:font-weight="normal" officeooo:rsid="0031f183" style:font-size-asian="10.5pt" style:font-weight-asian="normal" style:font-size-complex="12pt" style:font-weight-complex="normal"/>
    </style:style>
    <style:style style:name="T29" style:family="text">
      <style:text-properties fo:font-size="12pt" fo:font-weight="normal" officeooo:rsid="0033060b" style:font-size-asian="10.5pt" style:font-weight-asian="normal" style:font-size-complex="12pt" style:font-weight-complex="normal"/>
    </style:style>
    <style:style style:name="T30" style:family="text">
      <style:text-properties fo:font-size="12pt" fo:font-weight="normal" officeooo:rsid="0033f25d" style:font-size-asian="10.5pt" style:font-weight-asian="normal" style:font-size-complex="12pt" style:font-weight-complex="normal"/>
    </style:style>
    <style:style style:name="T31" style:family="text">
      <style:text-properties fo:font-size="12pt" fo:font-weight="normal" officeooo:rsid="0034ebb4" style:font-size-asian="10.5pt" style:font-weight-asian="normal" style:font-size-complex="12pt" style:font-weight-complex="normal"/>
    </style:style>
    <style:style style:name="T32" style:family="text">
      <style:text-properties fo:font-size="12pt" fo:font-weight="normal" officeooo:rsid="003642ce" style:font-size-asian="10.5pt" style:font-weight-asian="normal" style:font-size-complex="12pt" style:font-weight-complex="normal"/>
    </style:style>
    <style:style style:name="T33" style:family="text">
      <style:text-properties fo:font-size="12pt" fo:font-weight="normal" officeooo:rsid="00368639" style:font-size-asian="10.5pt" style:font-weight-asian="normal" style:font-size-complex="12pt" style:font-weight-complex="normal"/>
    </style:style>
    <style:style style:name="T34" style:family="text">
      <style:text-properties fo:font-size="12pt" fo:font-weight="normal" officeooo:rsid="0036e956" style:font-size-asian="10.5pt" style:font-weight-asian="normal" style:font-size-complex="12pt" style:font-weight-complex="normal"/>
    </style:style>
    <style:style style:name="T35" style:family="text">
      <style:text-properties fo:font-size="12pt" fo:font-weight="normal" officeooo:rsid="00387274" style:font-size-asian="10.5pt" style:font-weight-asian="normal" style:font-size-complex="12pt" style:font-weight-complex="normal"/>
    </style:style>
    <style:style style:name="T36" style:family="text">
      <style:text-properties fo:font-size="12pt" fo:font-weight="normal" officeooo:rsid="0038ad3e" style:font-size-asian="10.5pt" style:font-weight-asian="normal" style:font-size-complex="12pt" style:font-weight-complex="normal"/>
    </style:style>
    <style:style style:name="T37" style:family="text">
      <style:text-properties fo:font-size="12pt" fo:font-weight="normal" officeooo:rsid="00390ea2" style:font-size-asian="10.5pt" style:font-weight-asian="normal" style:font-size-complex="12pt" style:font-weight-complex="normal"/>
    </style:style>
    <style:style style:name="T38" style:family="text">
      <style:text-properties fo:font-size="12pt" fo:font-weight="normal" officeooo:rsid="00391e2a" style:font-size-asian="10.5pt" style:font-weight-asian="normal" style:font-size-complex="12pt" style:font-weight-complex="normal"/>
    </style:style>
    <style:style style:name="T39" style:family="text">
      <style:text-properties fo:font-size="12pt" fo:font-weight="normal" officeooo:rsid="003a0fdb" style:font-size-asian="10.5pt" style:font-weight-asian="normal" style:font-size-complex="12pt" style:font-weight-complex="normal"/>
    </style:style>
    <style:style style:name="T40" style:family="text">
      <style:text-properties fo:font-size="12pt" fo:font-weight="normal" officeooo:rsid="003b4e0b" style:font-size-asian="10.5pt" style:font-weight-asian="normal" style:font-size-complex="12pt" style:font-weight-complex="normal"/>
    </style:style>
    <style:style style:name="T41" style:family="text">
      <style:text-properties fo:font-size="12pt" fo:font-weight="normal" officeooo:rsid="003f1f2d" style:font-size-asian="10.5pt" style:font-weight-asian="normal" style:font-size-complex="12pt" style:font-weight-complex="normal"/>
    </style:style>
    <style:style style:name="T42" style:family="text">
      <style:text-properties fo:font-size="12pt" fo:font-weight="normal" officeooo:rsid="0042ca48" style:font-size-asian="10.5pt" style:font-weight-asian="normal" style:font-size-complex="12pt" style:font-weight-complex="normal"/>
    </style:style>
    <style:style style:name="T43" style:family="text">
      <style:text-properties fo:font-size="12pt" fo:font-weight="normal" officeooo:rsid="004544aa" style:font-size-asian="10.5pt" style:font-weight-asian="normal" style:font-size-complex="12pt" style:font-weight-complex="normal"/>
    </style:style>
    <style:style style:name="T44" style:family="text">
      <style:text-properties fo:font-size="12pt" fo:font-weight="normal" officeooo:rsid="004712c1" style:font-size-asian="10.5pt" style:font-weight-asian="normal" style:font-size-complex="12pt" style:font-weight-complex="normal"/>
    </style:style>
    <style:style style:name="T45" style:family="text">
      <style:text-properties fo:font-size="12pt" fo:font-weight="normal" officeooo:rsid="00479a7b" style:font-size-asian="10.5pt" style:font-weight-asian="normal" style:font-size-complex="12pt" style:font-weight-complex="normal"/>
    </style:style>
    <style:style style:name="T46" style:family="text">
      <style:text-properties fo:font-size="12pt" fo:font-weight="normal" officeooo:rsid="004b3f97" style:font-size-asian="10.5pt" style:font-weight-asian="normal" style:font-size-complex="12pt" style:font-weight-complex="normal"/>
    </style:style>
    <style:style style:name="T47" style:family="text">
      <style:text-properties fo:font-size="12pt" fo:font-weight="normal" officeooo:rsid="004cc566" style:font-size-asian="10.5pt" style:font-weight-asian="normal" style:font-size-complex="12pt" style:font-weight-complex="normal"/>
    </style:style>
    <style:style style:name="T48" style:family="text">
      <style:text-properties fo:font-size="12pt" fo:font-weight="normal" officeooo:rsid="004e97e1" style:font-size-asian="10.5pt" style:font-weight-asian="normal" style:font-size-complex="12pt" style:font-weight-complex="normal"/>
    </style:style>
    <style:style style:name="T49" style:family="text">
      <style:text-properties fo:font-size="12pt" fo:font-weight="normal" officeooo:rsid="004f5033" style:font-size-asian="10.5pt" style:font-weight-asian="normal" style:font-size-complex="12pt" style:font-weight-complex="normal"/>
    </style:style>
    <style:style style:name="T50" style:family="text">
      <style:text-properties fo:font-size="12pt" fo:font-weight="normal" officeooo:rsid="0053c7e3" style:font-size-asian="10.5pt" style:font-weight-asian="normal" style:font-size-complex="12pt" style:font-weight-complex="normal"/>
    </style:style>
    <style:style style:name="T51" style:family="text">
      <style:text-properties fo:font-size="12pt" fo:font-weight="normal" officeooo:rsid="0054ae49" style:font-size-asian="10.5pt" style:font-weight-asian="normal" style:font-size-complex="12pt" style:font-weight-complex="normal"/>
    </style:style>
    <style:style style:name="T52" style:family="text">
      <style:text-properties fo:font-size="12pt" fo:font-weight="normal" officeooo:rsid="0054fc1e" style:font-size-asian="10.5pt" style:font-weight-asian="normal" style:font-size-complex="12pt" style:font-weight-complex="normal"/>
    </style:style>
    <style:style style:name="T53" style:family="text">
      <style:text-properties fo:font-size="12pt" fo:font-weight="normal" officeooo:rsid="005572e7" style:font-size-asian="10.5pt" style:font-weight-asian="normal" style:font-size-complex="12pt" style:font-weight-complex="normal"/>
    </style:style>
    <style:style style:name="T54" style:family="text">
      <style:text-properties fo:font-size="12pt" fo:font-weight="normal" officeooo:rsid="0058f467" style:font-size-asian="10.5pt" style:font-weight-asian="normal" style:font-size-complex="12pt" style:font-weight-complex="normal"/>
    </style:style>
    <style:style style:name="T55" style:family="text">
      <style:text-properties fo:font-size="12pt" fo:font-weight="normal" officeooo:rsid="005a235e" style:font-size-asian="10.5pt" style:font-weight-asian="normal" style:font-size-complex="12pt" style:font-weight-complex="normal"/>
    </style:style>
    <style:style style:name="T56" style:family="text">
      <style:text-properties fo:font-size="12pt" fo:font-weight="normal" officeooo:rsid="005bc934" style:font-size-asian="10.5pt" style:font-weight-asian="normal" style:font-size-complex="12pt" style:font-weight-complex="normal"/>
    </style:style>
    <style:style style:name="T57" style:family="text">
      <style:text-properties fo:font-size="12pt" fo:font-weight="normal" officeooo:rsid="005daa2f" style:font-size-asian="10.5pt" style:font-weight-asian="normal" style:font-size-complex="12pt" style:font-weight-complex="normal"/>
    </style:style>
    <style:style style:name="T58" style:family="text">
      <style:text-properties fo:font-size="12pt" fo:font-weight="normal" officeooo:rsid="005eed07" style:font-size-asian="10.5pt" style:font-weight-asian="normal" style:font-size-complex="12pt" style:font-weight-complex="normal"/>
    </style:style>
    <style:style style:name="T59" style:family="text">
      <style:text-properties fo:font-size="12pt" fo:font-weight="normal" officeooo:rsid="005f47a2"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ÁCTICO N°1<text:line-break/><text:line-break/><text:span text:style-name="T1">Alumno: </text:span><text:span text:style-name="T15">Oreskovic, Franco Juan</text:span></text:p>
      <text:p text:style-name="P1"><text:span text:style-name="T15"/></text:p>
      <text:p text:style-name="P1"><text:span text:style-name="T1">1-</text:span><text:span text:style-name="T15"> El protocolo de la segunda opción es el correcto, ya que este contiene métodos setters para los distintos atributos de la clase Rectangulo y no es necesario manipular directamente los atributos fuera de la definición de la clase.</text:span></text:p>
      <text:p text:style-name="P1"><text:span text:style-name="T15">Además, </text:span><text:span text:style-name="T16">el constructor de la clase directamente pide argumentos para los 4 atributos, de modo que, una vez instanciada, ya está lista para ser usada. La opción 1, por otro lado, tiene un constructor que no requiere de argumentos, por lo que </text:span><text:span text:style-name="T18">la instancia </text:span><text:span text:style-name="T16">no está lista para ser usada ni bien se inicializa -</text:span><text:span text:style-name="T17">debe tener algún valor inicial por el cómo funciona Wollok, pero ni siquiera sabemos cuáles son-</text:span><text:span text:style-name="T16">. Se </text:span><text:span text:style-name="T18">requiere</text:span><text:span text:style-name="T16"> inicializar los atributos de la instancia (y accediendo a estos directamente, lo cual no está tan bueno).<text:line-break/><text:line-break/></text:span><text:span text:style-name="T2">2-</text:span><text:span text:style-name="T19"> La opción correcta es la número 2. En la primera no se le delega la responsabilidad al secretario, sino que es desde la propia clase Jefe que se obtiene el fichero del secretario y se busca la ficha, de modo que pierde bastante sentido el tener un secretario con un fichero si este no puede ser capaz de buscar la ficha por el mismo.</text:span></text:p>
      <text:p text:style-name="P2"><text:span text:style-name="T15">La opción correcta es en la que el secretario sí tiene la capacidad de buscar una cierta ficha en su fichero, de modo que el jefe puede delegarle la responsabilidad, sin tener que preocuparse sobre cómo lleva a cabo esto el empleado. De esta forma, tiene más sentido tener un secretario asociado al jefe.<text:line-break/></text:span><text:span text:style-name="T20">Según la teoría vista en Programación con Objetos 1, el objeto que tiene la mayor información disponible es el que debe llevar a cabo el comportamiento como tal (en este caso, el secretario y no el jefe).</text:span></text:p>
      <text:p text:style-name="P2"><text:span text:style-name="T15"/></text:p>
      <text:p text:style-name="P3"><text:span text:style-name="T1">3-</text:span><text:span text:style-name="T15"> </text:span><text:span text:style-name="T21">Algo que está mal en las 4 opciones es que en ninguna se hace una validación antes de llevar a cabo la acción que transforma el estado del objeto. Lo que se hace es llevar a cabo dicha acción solo si se cumple una cierta condición, y, sino, no se hace. </text:span></text:p>
      <text:p text:style-name="P3"><text:span text:style-name="T21">Sin embargo, tanto cuando se lleva a cabo como cuando no se lleva a cabo el cambio de estado, en ambos casos el método se ejecuta exitosamente, por lo que el usuario puede creer que la operación se llevó a cabo exitosamente y se dio el cambio de estado cuando en realidad esto no sucedió, pero no existió un error que le advirtiera esto.</text:span></text:p>
      <text:p text:style-name="P4"><text:span text:style-name="T15">En sintesis, el comportamiento solo debería llevarse a cabo exitosamente cuando el objeto tiene la capacidad de llevarlo a cabo, y, cuando no, se debería lanzar una excepción.<text:line-break/><text:line-break/></text:span><text:span text:style-name="T22">Respecto a la opción 1 y 2, estas desaprovechan el polimorfismo al usar en una condición de un if a su propia clase o a un string ligado a su clase.</text:span></text:p>
      <text:p text:style-name="P4"><text:span text:style-name="T23">Los programas en el paradigma de objetos tienen la habilidad de detectar en runtime la clase real de un objeto e invocar a su implementación para el método que se buscaba ejecutar. </text:span><text:span text:style-name="T24">Por tanto, preguntar sobre la clase de la instancia para llevar a cabo o no una acción es desaprovechar un gran recurso del paradigma.</text:span><text:span text:style-name="T22"><text:line-break/></text:span></text:p>
      <text:p text:style-name="P5"><text:span text:style-name="T15">La opción 3, por su parte, mejora </text:span><text:span text:style-name="T25">respecto a las otras 2 al dejar que cada subclase concreta tenga su propia implementación del método, de modo que cada una lo lleve a cabo de acuerdo a lo que representan y no se tenga una sola implementación en la que se lleva a cabo el comportamiento de forma A si tenemos una instancia de X o de forma B si tenemos una instancia de Y.</text:span></text:p>
      <text:p text:style-name="P6"><text:span text:style-name="T25">C</text:span><text:span text:style-name="T15">omo existe el polimorfismo, el programa detectará de qué clase es el objeto que quiere ejecutar el método e invocará la implementación correspondiente a esta.<text:line-break/><text:line-break/></text:span><text:soft-page-break/><text:span text:style-name="T15">No obstante, también tiene una falencia. </text:span><text:span text:style-name="T26">En ambas subclases se repite self.setSaldo(self.getSaldo() - unMonto. Nunca está bueno tener código repetido.</text:span></text:p>
      <text:p text:style-name="P7"><text:span text:style-name="T15">Lo que cambia entre ambas es la condición del if del método, por lo que podría mejorarse para que exista un método base en la superclase con el código común entre ambas subclases y que la condición pase a ser un método aparte el cual cada subclase implementa a su manera.</text:span></text:p>
      <text:p text:style-name="P7"><text:span text:style-name="T15"/></text:p>
      <text:p text:style-name="P8"><text:span text:style-name="T15">Eso es exactamente lo que se hace en la opción 4, que es la más acertada, ya que acá no hay código repetido. Cada subclase de CuentaBancaria implementa a su manera el método booleano para saber si extraer o no en base a lo que representa la subclase. De esta manera se continua aprovechando el polimorfismo pero también se evita el duplicado de código.<text:line-break/><text:line-break/></text:span><text:span text:style-name="T3">Actividad de lectura #1-<text:line-break/><text:line-break/>1. ¿Qué significa el acceso directo a las variables? De un ejemplo.<text:line-break/><text:line-break/></text:span><text:span text:style-name="T4">#1-1- </text:span><text:span text:style-name="T28">Utilizar directamente el atributo de un objeto sin ningún método de por medio </text:span><text:span text:style-name="T30">(ejemplo: self.atributo u objeto.atributo)</text:span><text:span text:style-name="T28">.</text:span></text:p>
      <text:p text:style-name="P9"><text:span text:style-name="T28">Para esto, se debe acceder al atributo del objeto desde un lugar coincidente con la accesibilidad de dicho atributo (ejemplo: si es privado, solo se puede acceder </text:span><text:span text:style-name="T29">directamente </text:span><text:span text:style-name="T28">a este desde la definición de la clase).<text:line-break/></text:span><text:span text:style-name="T4"><text:line-break/></text:span><text:span text:style-name="T3">2. ¿Qué significa el acceso indirecto a las variables? De un ejemplo.<text:line-break/><text:line-break/></text:span><text:span text:style-name="T4">#1-</text:span><text:span text:style-name="T5">2</text:span><text:span text:style-name="T4">- </text:span><text:span text:style-name="T32">El acceso a las variables se da mediante un método getter para acceder a su valor </text:span><text:span text:style-name="T33">(ejemplo: objeto.getValor())</text:span><text:span text:style-name="T32"> y un método setter para modificarlo </text:span><text:span text:style-name="T33">(ejemplo: objeto.setValor(valor))</text:span><text:span text:style-name="T32">. Tambien se debe invocar el método desde un lugar coincidente con la accesibilidad de dicho método.</text:span><text:span text:style-name="T3"><text:line-break/><text:line-break/>3. Qué ventajas y desventajas presenta cada estrategia referida a los getters y setters.<text:line-break/><text:line-break/></text:span><text:span text:style-name="T4">#1-</text:span><text:span text:style-name="T5">3</text:span><text:span text:style-name="T4">-</text:span><text:span text:style-name="T31">Como aspecto positivo, </text:span><text:span text:style-name="T38">el método de acceso directo a</text:span><text:span text:style-name="T31"> las variables es mucho más prolijo y comprensible que tener que invocar un método cada vez que se quiere manipular una variable.<text:line-break/><text:line-break/></text:span><text:span text:style-name="T35">Con el método indirecto se pierde la simplicidad y la fácil comprensión antes mencionadas, que no es algo que nos den los getters y setters.</text:span></text:p>
      <text:p text:style-name="P10"><text:span text:style-name="T35">Además, se deben definir estos métodos para las distintas variables, lo cual suma a la interfaz de la clase </text:span><text:span text:style-name="T36">y la “engorda”.<text:line-break/><text:line-break/></text:span><text:span text:style-name="T38">No obstante, c</text:span><text:span text:style-name="T32">on </text:span><text:span text:style-name="T34">el método directo</text:span><text:span text:style-name="T32">, muchos métodos simplemente asumen que el valor de la variable es válido.<text:line-break/></text:span><text:span text:style-name="T38">Esto causa que, s</text:span><text:span text:style-name="T32">i se quiere introducir, por ejemplo, </text:span><text:span text:style-name="T34">la </text:span><text:span text:style-name="T32">inicialización lazy de </text:span><text:span text:style-name="T38">un </text:span><text:span text:style-name="T32">atributo, no </text:span><text:span text:style-name="T38">sea</text:span><text:span text:style-name="T32"> posible debido a que ya se asume que la variable tiene un valor válido.</text:span></text:p>
      <text:p text:style-name="P11"><text:span text:style-name="T38">Según el autor, </text:span><text:span text:style-name="T37">siempre es recomendable </text:span><text:span text:style-name="T39">recurrir al método de acceso indirecto y </text:span><text:span text:style-name="T37">utilizar getters y setters para el acceso a las variables </text:span><text:span text:style-name="T39">(incluso dentro de </text:span><text:span text:style-name="T38">la propia definición de la clase</text:span><text:span text:style-name="T39"> </text:span><text:span text:style-name="T40">e incluso con atributos de accesibilidad privada, usando getters y setters también privados).</text:span></text:p>
      <text:p text:style-name="P12"><text:span text:style-name="T37">Este es conveniente a la hora de usar herencia (ya que, sino, se le debe dar una accesibilidad protected a los atributos para que puedan ser accedidos desde las </text:span><text:soft-page-break/><text:span text:style-name="T37">subclases. Con acceso indirecto, los atributos tienen accesibilidad privada y accedemos a estos solo mediante getters y setters. </text:span><text:span text:style-name="T38">Si queremos que un atributo pueda ser accedido y modificado por otras clases, ahí hacemos los getters y setters públicos</text:span><text:span text:style-name="T37">).<text:line-break/><text:line-break/></text:span><text:span text:style-name="T41">Incluso usando el método de acceso indirecto, el autor no está muy a favor de tener setters públicos para atributos. Prefiere que el valor sea seteado al momento de realizar la instanciación del objeto mediante Creation Parameter Method (pasar el valor que se quiere almacenar en el atributo del objeto al constructor de la clase).<text:line-break/><text:line-break/></text:span><text:span text:style-name="T3">Actividad de lectura #</text:span><text:span text:style-name="T6">2</text:span><text:span text:style-name="T3">-<text:line-break/><text:line-break/>.¿</text:span><text:span text:style-name="T7">E</text:span><text:span text:style-name="T3">n qué situación es conveniente utilizar el "Creation Parameter Method"?</text:span></text:p>
      <text:p text:style-name="P12"><text:span text:style-name="T27"/></text:p>
      <text:p text:style-name="P14"><text:span text:style-name="T7">#2</text:span><text:span text:style-name="T3">-</text:span><text:span text:style-name="T42"> </text:span><text:span text:style-name="T43">Consiste en utilizar el constructor de la clase pasándole parámetros a este, los cuales se asignarán a ciertos atributos de la clase </text:span><text:span text:style-name="T58">(inicialización)</text:span><text:span text:style-name="T43"> (dependiendo de cómo esté armado el constructor). </text:span><text:span text:style-name="T57">De esta forma, se </text:span><text:span text:style-name="T58">settean</text:span><text:span text:style-name="T57"> todos los valores que se quiere para una instancia de X clase.</text:span><text:span text:style-name="T43"><text:line-break/></text:span><text:span text:style-name="T54">Si usamos siempre el método de acceso indirecto, acá también usaríamos setters </text:span><text:span text:style-name="T59">dentro del constructor </text:span><text:span text:style-name="T54">para establecer el estado inicial de la instancia creada.<text:line-break/><text:line-break/></text:span><text:span text:style-name="T55">Si un atributo </text:span><text:span text:style-name="T56">de un objeto </text:span><text:span text:style-name="T55">solamente se tiene que inicializar </text:span><text:span text:style-name="T56">al instanciar a este</text:span><text:span text:style-name="T55">, pero no se espera que ese atributo pueda ser setteado en otra ocasión que no sea </text:span><text:span text:style-name="T56">esta</text:span><text:span text:style-name="T55"> etapa de inicialización, para ese atributo no se provee un setter público (y, si no cambia tampoco </text:span><text:span text:style-name="T56">como parte </text:span><text:span text:style-name="T55">del comportamiento </text:span><text:span text:style-name="T56">del objeto</text:span><text:span text:style-name="T55">, tampoco uno privado).</text:span><text:span text:style-name="T43"><text:line-break/><text:line-break/></text:span><text:span text:style-name="T3">Actividad de lectura #</text:span><text:span text:style-name="T8">3</text:span><text:span text:style-name="T3">-<text:line-break/><text:line-break/>.¿</text:span><text:span text:style-name="T9">C</text:span><text:span text:style-name="T3">ómo se debe proporcionar acceso a variables que referencian a una colección? </text:span><text:span text:style-name="T13">(Collection Accessor Method</text:span><text:span text:style-name="T14">)</text:span><text:span text:style-name="T3"><text:line-break/><text:line-break/></text:span><text:span text:style-name="T7">#</text:span><text:span text:style-name="T9">3</text:span><text:span text:style-name="T3">-</text:span><text:span text:style-name="T27"> </text:span><text:span text:style-name="T44">No es buena idea proporcionar un getter para obtener la colección que tiene almacenada el objeto, ya que esto permite que objetos ajenos puedan realizar alguna modificación sobre la colección sin que el objeto contenedor se entere de esto.<text:line-break/>Lo ideal es que la información específica relativa a la colección sea proporcionada por el objeto contenedor mediante métodos de consulta, y que las únicas modificaciones que se puedan hacer sobre las colecciones se hagan como parte del comportamiento del objeto contenedor mediante métodos de orden, en los que siempre es este el que manipula la colección y no otros objetos ajenos.</text:span></text:p>
      <text:p text:style-name="P15"><text:span text:style-name="T44">E</text:span><text:span text:style-name="T15">stos métodos, al ser sobre colecciones, </text:span><text:span text:style-name="T46">requieren </text:span><text:span text:style-name="T15">realizar recorridos sobre las mismas </text:span><text:span text:style-name="T47">en los que se delegue responsabilidad a los elementos de la colección</text:span><text:span text:style-name="T15"> </text:span><text:span text:style-name="T46">(</text:span><text:span text:style-name="T48">estos recorridos pueden</text:span><text:span text:style-name="T46"> realizarse con métodos de colecciones ya existentes, -</text:span><text:span text:style-name="T48">ej: remove-</text:span><text:span text:style-name="T46"> pero siguen siendo recorridos)</text:span></text:p>
      <text:p text:style-name="P13"><text:span text:style-name="T45">De este modo, las colecciones que almacena un objeto no deberían poder ser modificadas por objetos ajenos ni de forma directa ni indirecta.<text:line-break/><text:line-break/></text:span><text:span text:style-name="T49">Puede ser util definir un método que reciba como parámetro un bloque de código el cual se aplique sobre cada uno de los elementos de la colección (creo que esto es Enumeration Method).</text:span><text:span text:style-name="T3"><text:line-break/><text:line-break/>Actividad de lectura #</text:span><text:span text:style-name="T8">4</text:span><text:span text:style-name="T3">-</text:span><text:span text:style-name="T37"><text:line-break/><text:line-break/></text:span><text:span text:style-name="T10">.¿</text:span><text:span text:style-name="T11">P</text:span><text:span text:style-name="T10">or qué son necesarios dos métodos para asignar el estado a una propiedad </text:span><text:soft-page-break/><text:span text:style-name="T10">booleana? </text:span><text:span text:style-name="T12">(Boolean Property Setting Method)</text:span><text:span text:style-name="T10"><text:line-break/><text:line-break/></text:span><text:span text:style-name="T7">#</text:span><text:span text:style-name="T11">4</text:span><text:span text:style-name="T3">- </text:span><text:span text:style-name="T50">En vez de tener un setter para el atributo booleano, se usan dos métodos para asignar los dos valores booleanos posibles al atributo. Esto requiere de un método más que simplemente utilizando un setter, </text:span><text:span text:style-name="T51">pero aporta a la abstracción, prescindiendo de un método muy ligado a la implementación </text:span><text:span text:style-name="T52">que exponía el cómo está representada la clase</text:span><text:span text:style-name="T51"> para pasar a tener 2 métodos ligados a la lógica de negocios de la clase </text:span><text:span text:style-name="T53">que no exponen a la clase.</text:span></text:p>
      <text:p text:style-name="P13"><text:span text:style-name="T51"/></text:p>
      <text:p text:style-name="P13"><text:span text:style-name="T51">Los métodos pueden llamarse make + estado + () (o toggle, sino).</text:span><text:span text:style-name="T4"><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44:47.212119165</meta:creation-date>
    <dc:date>2025-03-31T16:53:24.558569304</dc:date>
    <meta:editing-duration>PT6H8M7S</meta:editing-duration>
    <meta:editing-cycles>69</meta:editing-cycles>
    <meta:generator>LibreOffice/24.2.7.2$Linux_X86_64 LibreOffice_project/420$Build-2</meta:generator>
    <meta:document-statistic meta:table-count="0" meta:image-count="0" meta:object-count="0" meta:page-count="4" meta:paragraph-count="20" meta:word-count="1662" meta:character-count="9757" meta:non-whitespace-character-count="8088"/>
  </office:meta>
</office:document-meta>
</file>